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80000001E08FDA92F6E3F79048.png" manifest:media-type="image/png"/>
  <manifest:file-entry manifest:full-path="Pictures/1000000000000280000001E0E3B8A30F58CD8BC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fo:break-before="page"/>
      <style:text-properties fo:font-size="16pt" fo:font-weight="bold" officeooo:rsid="00183c9e" officeooo:paragraph-rsid="00183c9e" style:font-size-asian="16pt" style:font-weight-asian="bold" style:font-size-complex="16pt" style:font-weight-complex="bold"/>
    </style:style>
    <style:style style:name="P2" style:family="paragraph" style:parent-style-name="Normal">
      <style:text-properties officeooo:rsid="00183c9e" officeooo:paragraph-rsid="00183c9e"/>
    </style:style>
    <style:style style:name="T1" style:family="text">
      <style:text-properties officeooo:rsid="001985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Отчёт по заданию 2.</text:p>
        <text:p text:style-name="P2">OMP. <text:s/><text:span text:style-name="T1">(На 4-х ядрах)</text:span></text:p>
        <text:p text:style-name="P2"><draw:frame draw:style-name="fr1" draw:name="Image1" text:anchor-type="paragraph" svg:width="16.178cm" svg:height="12.134cm" draw:z-index="0"><draw:image xlink:href="Pictures/1000000000000280000001E0E3B8A30F58CD8BC5.png" xlink:type="simple" xlink:show="embed" xlink:actuate="onLoad" loext:mime-type="image/png"/></draw:frame></text:p>
        <text:p text:style-name="P2"><draw:frame draw:style-name="fr2" draw:name="Image2" text:anchor-type="paragraph" svg:x="0.868cm" svg:y="0.734cm" svg:width="14.367cm" svg:height="10.776cm" draw:z-index="1"><draw:image xlink:href="Pictures/1000000000000280000001E08FDA92F6E3F79048.png" xlink:type="simple" xlink:show="embed" xlink:actuate="onLoad" loext:mime-type="image/png"/></draw:frame>MPI. <text:span text:style-name="T1">(на кластере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 LibreOffice_project/00m0$Build-2</meta:generator>
    <meta:creation-date>2018-02-13T08:14:45.104755250</meta:creation-date>
    <dc:date>2018-04-15T20:53:51.452836856</dc:date>
    <meta:editing-duration>PT6M35S</meta:editing-duration>
    <meta:editing-cycles>1</meta:editing-cycles>
    <meta:document-statistic meta:table-count="0" meta:image-count="2" meta:object-count="0" meta:page-count="1" meta:paragraph-count="3" meta:word-count="11" meta:character-count="57" meta:non-whitespace-character-count="48"/>
  </office:meta>
</office:document-meta>
</file>